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2" style:family="paragraph"/>
    <style:style style:name="P5" style:parent-style-name="ListParagraph" style:list-style-name="LFO2" style:family="paragraph"/>
    <style:style style:name="P6" style:parent-style-name="ListParagraph" style:list-style-name="LFO2" style:family="paragraph"/>
    <style:style style:name="P7" style:parent-style-name="ListParagraph" style:list-style-name="LFO2" style:family="paragraph"/>
    <style:style style:name="P8" style:parent-style-name="ListParagraph" style:list-style-name="LFO2" style:family="paragraph"/>
  </office:automatic-styles>
  <office:body>
    <office:text text:use-soft-page-breaks="true">
      <text:p text:style-name="P1">Just general themes on the VC catch up / jobs etc</text:p>
      <text:list text:style-name="LFO1" text:continue-numbering="true">
        <text:list-item>
          <text:p text:style-name="P2">I believe it is important to maintain a free market approach within reason for working jobs. I believe there is no more powerful force from a long-term perspective than an account manager and sources working together because they want to be opposed to if they have to.<text:s/></text:p>
        </text:list-item>
        <text:list-item>
          <text:p text:style-name="P3">For context while working at Green Key in particular for Takeda and IO Biotech I would get amazing coverage on roles for a few reasons</text:p>
        </text:list-item>
      </text:list>
      <text:list text:style-name="LFO2" text:continue-numbering="true">
        <text:list-item>
          <text:p text:style-name="P4">I didn’t take roles we were not able to fill with the recruiters we had</text:p>
        </text:list-item>
        <text:list-item>
          <text:p text:style-name="P5">Roughly 25% of the time, I would take over a process completely if the recruiter gave me permission, and I thought I had the best chance<text:s/>of getting over line.<text:s/></text:p>
        </text:list-item>
        <text:list-item>
          <text:p text:style-name="P6">Transparent communication with everyone who was working the role. If I rejected a candidate submitted to me, all recruiters were CC’d on email with the explanation “why,” same for client rejections, requestions for interviews, offers, turn downs,<text:s/>etc.<text:s/>These went out in real time to anyone working the roles and stored within database so any person could start working a job and have the most up to date information.<text:s/></text:p>
        </text:list-item>
        <text:list-item>
          <text:p text:style-name="P7">I keep interview prep guides stored in the ATS for any role for which 3 or more candidates have been interviewed.<text:s/></text:p>
        </text:list-item>
        <text:list-item>
          <text:p text:style-name="P8">When negotiating contracts, I put in a clause that I would respond to all client-bound emails or calls within 24 hours and requested that at a minimum they would maintain within 48 hours replies to me and 24 for phone calls (during the business week) either party failing to do there part would result in a reduction or increase in fee for the candidate or candidates that response was in reference to.<text:s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ryan Blair</meta:initial-creator>
    <dc:creator>Bryan Blair</dc:creator>
    <meta:creation-date>2025-02-10T20:12:00Z</meta:creation-date>
    <dc:date>2025-02-11T16:43:00Z</dc:date>
    <meta:template xlink:href="Normal" xlink:type="simple"/>
    <meta:editing-cycles>1</meta:editing-cycles>
    <meta:editing-duration>PT660S</meta:editing-duration>
    <meta:user-defined meta:name="GrammarlyDocumentId">9aad984d-1de6-4c7d-bcd6-c3cd68fd48ec</meta:user-defined>
    <meta:document-statistic meta:page-count="1" meta:paragraph-count="8" meta:word-count="297" meta:character-count="1635" meta:row-count="24" meta:non-whitespace-character-count="1341"/>
  </office:meta>
</office:document-meta>
</file>